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74.01pt"/>
    </style:style>
    <style:style style:name="co3" style:family="table-column">
      <style:table-column-properties fo:break-before="auto" style:column-width="179.29pt"/>
    </style:style>
    <style:style style:name="co4" style:family="table-column">
      <style:table-column-properties fo:break-before="auto" style:column-width="235.84pt"/>
    </style:style>
    <style:style style:name="co5" style:family="table-column">
      <style:table-column-properties fo:break-before="auto" style:column-width="83.25pt"/>
    </style:style>
    <style:style style:name="co6" style:family="table-column">
      <style:table-column-properties fo:break-before="auto" style:column-width="137.99pt"/>
    </style:style>
    <style:style style:name="co7" style:family="table-column">
      <style:table-column-properties fo:break-before="auto" style:column-width="76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53.15pt"/>
    </style:style>
    <style:style style:name="co10" style:family="table-column">
      <style:table-column-properties fo:break-before="auto" style:column-width="58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4.96pt"/>
    </style:style>
    <style:style style:name="co13" style:family="table-column">
      <style:table-column-properties fo:break-before="auto" style:column-width="55.56pt"/>
    </style:style>
    <style:style style:name="co14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Purchase Qty</text:p>
          </table:table-cell>
          <table:table-cell table:style-name="ce4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Extended Price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2]*[.$A$23]"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eader, 2x10, 0.050 mil pitch, SMT, shrouded, keyed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20021521-00010T4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6534-ND</text:p>
          </table:table-cell>
          <table:table-cell office:value-type="float" office:value="1.43" calcext:value-type="float">
            <text:p>1.43</text:p>
          </table:table-cell>
          <table:table-cell office:value-type="float" office:value="1.253" calcext:value-type="float">
            <text:p>1.253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8847" calcext:value-type="float">
            <text:p>0.8847</text:p>
          </table:table-cell>
          <table:table-cell office:value-type="string" calcext:value-type="string">
            <text:p>NOSTUFF</text:p>
          </table:table-cell>
          <table:table-cell office:value-type="string" calcext:value-type="string">
            <text:p>SMT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A3]*[.$A$23]" office:value-type="float" office:value="30" calcext:value-type="float">
            <text:p>30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N-channel MOSFET, 60 V, 190 mA @ V_gs=10 V, SOT-2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2N7002NXAK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8643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02626" calcext:value-type="float">
            <text:p>0.02626</text:p>
          </table:table-cell>
          <table:table-cell/>
          <table:table-cell office:value-type="string" calcext:value-type="string">
            <text:p>SOT-23</text:p>
          </table:table-cell>
          <table:table-cell table:formula="of:=[.J3]*[.A3]" office:value-type="float" office:value="0.156" calcext:value-type="float">
            <text:p>0.15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4]*[.$A$23]" office:value-type="float" office:value="15" calcext:value-type="float">
            <text:p>1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eader, 1x4, 0.2 mm pitch, TH, shrouded, keyed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06-ND</text:p>
          </table:table-cell>
          <table:table-cell office:value-type="float" office:value="0.24" calcext:value-type="float">
            <text:p>0.24</text:p>
          </table:table-cell>
          <table:table-cell office:value-type="float" office:value="0.227" calcext:value-type="float">
            <text:p>0.227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3312" calcext:value-type="float">
            <text:p>0.13312</text:p>
          </table:table-cell>
          <table:table-cell office:value-type="string" calcext:value-type="string">
            <text:p>NOSTUFF</text:p>
          </table:table-cell>
          <table:table-cell office:value-type="string" calcext:value-type="string">
            <text:p>TH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5]*[.$A$23]" office:value-type="float" office:value="15" calcext:value-type="float">
            <text:p>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0.1 uF, 50V, 0603, X7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7R1H104K080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4" calcext:value-type="float">
            <text:p>0.0154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J5]*[.A5]" office:value-type="float" office:value="0.095" calcext:value-type="float">
            <text:p>0.09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A6]*[.$A$23]" office:value-type="float" office:value="60" calcext:value-type="float">
            <text:p>60</text:p>
          </table:table-cell>
          <table:table-cell office:value-type="string" calcext:value-type="string">
            <text:p>C3, C4, C5, C6</text:p>
          </table:table-cell>
          <table:table-cell office:value-type="string" calcext:value-type="string">
            <text:p>Capacitor, 4.7 uF, 10V, 0603,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B3B1X5R1A475M055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483-1-ND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6626" calcext:value-type="float">
            <text:p>0.06626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J6]*[.A6]" office:value-type="float" office:value="0.4" calcext:value-type="float">
            <text:p>0.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7]*[.$A$23]" office:value-type="float" office:value="15" calcext:value-type="float">
            <text:p>1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, 10 nF, 50V, 0603, X7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3KB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09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542" calcext:value-type="float">
            <text:p>0.00542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J7]*[.A7]" office:value-type="float" office:value="0.039" calcext:value-type="float">
            <text:p>0.03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A8]*[.$A$23]" office:value-type="float" office:value="45" calcext:value-type="float">
            <text:p>45</text:p>
          </table:table-cell>
          <table:table-cell office:value-type="string" calcext:value-type="string">
            <text:p>Q3, Q4, Q5</text:p>
          </table:table-cell>
          <table:table-cell office:value-type="string" calcext:value-type="string">
            <text:p>P-channel MOSFET, 25 V, 460 mA @ V_gs=8 V, SOT-2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DV304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DV304PCT-ND</text:p>
          </table:table-cell>
          <table:table-cell office:value-type="float" office:value="0.3" calcext:value-type="float">
            <text:p>0.3</text:p>
          </table:table-cell>
          <table:table-cell office:value-type="float" office:value="0.247" calcext:value-type="float">
            <text:p>0.247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08614" calcext:value-type="float">
            <text:p>0.08614</text:p>
          </table:table-cell>
          <table:table-cell/>
          <table:table-cell office:value-type="string" calcext:value-type="string">
            <text:p>SOT-23</text:p>
          </table:table-cell>
          <table:table-cell table:formula="of:=[.J8]*[.A8]" office:value-type="float" office:value="0.741" calcext:value-type="float">
            <text:p>0.741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[.A9]*[.$A$23]" office:value-type="float" office:value="135" calcext:value-type="float">
            <text:p>135</text:p>
          </table:table-cell>
          <table:table-cell office:value-type="string" calcext:value-type="string">
            <text:p>D1, D2, D3, D4, D5, D6, D7, D8, D9</text:p>
          </table:table-cell>
          <table:table-cell office:value-type="string" calcext:value-type="string">
            <text:p>LED, Red, Clear, V_f=2V, 250 mcd @ 20 mA, 0603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78-1-ND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K9]*[.A9]" office:value-type="float" office:value="1.026" calcext:value-type="float">
            <text:p>1.02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10]*[.$A$23]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icrocontroller, Cortex M0+, 4 kB SRAM, 16 kB Flash, 30 MHz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LPC822M101JHI33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1571-ND</text:p>
          </table:table-cell>
          <table:table-cell office:value-type="float" office:value="1.54" calcext:value-type="float">
            <text:p>1.54</text:p>
          </table:table-cell>
          <table:table-cell office:value-type="float" office:value="1.383" calcext:value-type="float">
            <text:p>1.383</text:p>
          </table:table-cell>
          <table:table-cell office:value-type="float" office:value="1.1119" calcext:value-type="float">
            <text:p>1.1119</text:p>
          </table:table-cell>
          <table:table-cell office:value-type="float" office:value="0.9135" calcext:value-type="float">
            <text:p>0.9135</text:p>
          </table:table-cell>
          <table:table-cell/>
          <table:table-cell office:value-type="string" calcext:value-type="string">
            <text:p>HVQFN33 5x5</text:p>
          </table:table-cell>
          <table:table-cell table:formula="of:=[.J10]*[.A10]" office:value-type="float" office:value="1.383" calcext:value-type="float">
            <text:p>1.38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11]*[.$A$23]" office:value-type="float" office:value="15" calcext:value-type="float">
            <text:p>1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oad switch, high-side, 1.2 A, SC-70-6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94090YC6-T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3484-1-ND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SC-70-6</text:p>
          </table:table-cell>
          <table:table-cell table:formula="of:=[.J11]*[.A11]" office:value-type="float" office:value="0.31" calcext:value-type="float">
            <text:p>0.31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A12]*[.$A$23]" office:value-type="float" office:value="105" calcext:value-type="float">
            <text:p>105</text:p>
          </table:table-cell>
          <table:table-cell office:value-type="string" calcext:value-type="string">
            <text:p>J3, J4, J5, J6, J7, J8, J9</text:p>
          </table:table-cell>
          <table:table-cell office:value-type="string" calcext:value-type="string">
            <text:p>SMT solder pad</text:p>
          </table:table-cell>
          <table:table-cell table:number-columns-repeated="10"/>
          <table:table-cell table:formula="of:=[.J12]*[.A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13]*[.$A$23]" office:value-type="float" office:value="15" calcext:value-type="float">
            <text:p>15</text:p>
          </table:table-cell>
          <table:table-cell office:value-type="string" calcext:value-type="string">
            <text:p>TVS1</text:p>
          </table:table-cell>
          <table:table-cell office:value-type="string" calcext:value-type="string">
            <text:p>TVS diode, 5 Vs, 5.8 Vbr, 8 Vcl, 0.95 pF, 8 kV, 200 mW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ESD5V0X1UB,13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27-5906-1-ND</text:p>
          </table:table-cell>
          <table:table-cell office:value-type="float" office:value="0.45" calcext:value-type="float">
            <text:p>0.45</text:p>
          </table:table-cell>
          <table:table-cell office:value-type="float" office:value="0.367" calcext:value-type="float">
            <text:p>0.36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626" calcext:value-type="float">
            <text:p>0.22626</text:p>
          </table:table-cell>
          <table:table-cell/>
          <table:table-cell office:value-type="string" calcext:value-type="string">
            <text:p>SOD523</text:p>
          </table:table-cell>
          <table:table-cell table:formula="of:=[.J13]*[.A13]" office:value-type="float" office:value="0.367" calcext:value-type="float">
            <text:p>0.367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A14]*[.$A$23]" office:value-type="float" office:value="60" calcext:value-type="float">
            <text:p>60</text:p>
          </table:table-cell>
          <table:table-cell office:value-type="string" calcext:value-type="string">
            <text:p>SW1, SW2, SW3, SW4</text:p>
          </table:table-cell>
          <table:table-cell office:value-type="string" calcext:value-type="string">
            <text:p>Tactile switch, 260 gf, 5.2 mm x 5.2 mm, 1.5 mm height</text:p>
          </table:table-cell>
          <table:table-cell office:value-type="string" calcext:value-type="string">
            <text:p>C and K</text:p>
          </table:table-cell>
          <table:table-cell office:value-type="string" calcext:value-type="string">
            <text:p>PTS526 SK15 SMTR2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2221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768" calcext:value-type="float">
            <text:p>0.06768</text:p>
          </table:table-cell>
          <table:table-cell/>
          <table:table-cell office:value-type="string" calcext:value-type="string">
            <text:p>SMT</text:p>
          </table:table-cell>
          <table:table-cell table:formula="of:=[.J14]*[.A14]" office:value-type="float" office:value="0.34" calcext:value-type="float">
            <text:p>0.3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15]*[.$A$23]" office:value-type="float" office:value="15" calcext:value-type="float">
            <text:p>1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0R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0.0G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8" calcext:value-type="float">
            <text:p>0.00278</text:p>
          </table:table-cell>
          <table:table-cell office:value-type="string" calcext:value-type="string">
            <text:p>NOSTUFF</text:p>
          </table:table-cell>
          <table:table-cell office:value-type="float" office:value="603" calcext:value-type="float">
            <text:p>603</text:p>
          </table:table-cell>
          <table:table-cell table:number-columns-repeated="101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[.A16]*[.$A$23]" office:value-type="float" office:value="225" calcext:value-type="float">
            <text:p>225</text:p>
          </table:table-cell>
          <table:table-cell office:value-type="string" calcext:value-type="string">
            <text:p>R2, R3, R4, R5, R6, R7, R8, R9, R20, R21, R22, R23, R24, R25, R26</text:p>
          </table:table-cell>
          <table:table-cell office:value-type="string" calcext:value-type="string">
            <text:p>Resistor, 1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HRCT-ND</text:p>
          </table:table-cell>
          <table:table-cell office:value-type="float" office:value="0.01" calcext:value-type="float">
            <text:p>0.01</text:p>
          </table:table-cell>
          <table:table-cell table:style-name="ce6" office:value-type="float" office:value="0.0086" calcext:value-type="float">
            <text:p>0.0086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J16]*[.A16]" office:value-type="float" office:value="0.129" calcext:value-type="float">
            <text:p>0.12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A17]*[.$A$23]"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1R, 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1R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603FT1R00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0102" calcext:value-type="float">
            <text:p>0.0102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J17]*[.A17]" office:value-type="float" office:value="0.025" calcext:value-type="float">
            <text:p>0.025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[.A18]*[.$A$23]" office:value-type="float" office:value="135" calcext:value-type="float">
            <text:p>135</text:p>
          </table:table-cell>
          <table:table-cell office:value-type="string" calcext:value-type="string">
            <text:p>R11, R12, R13, R14, R15, R16, R17, R18, R19</text:p>
          </table:table-cell>
          <table:table-cell office:value-type="string" calcext:value-type="string">
            <text:p>Resistor, 56R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.0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094" calcext:value-type="float">
            <text:p>0.0094</text:p>
          </table:table-cell>
          <table:table-cell/>
          <table:table-cell office:value-type="float" office:value="603" calcext:value-type="float">
            <text:p>603</text:p>
          </table:table-cell>
          <table:table-cell table:formula="of:=[.K18]*[.A18]" office:value-type="float" office:value="0.0846" calcext:value-type="float">
            <text:p>0.0846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[.A19]*[.$A$23]" office:value-type="float" office:value="120" calcext:value-type="float">
            <text:p>120</text:p>
          </table:table-cell>
          <table:table-cell office:value-type="string" calcext:value-type="string">
            <text:p>TP1, TP2, TP3, TP4, TP5, TP6, TP7, TP8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10"/>
          <table:table-cell table:formula="of:=[.J19]*[.A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A20]*[.$A$23]" office:value-type="float" office:value="45" calcext:value-type="float">
            <text:p>45</text:p>
          </table:table-cell>
          <table:table-cell office:value-type="string" calcext:value-type="string">
            <text:p>SW5, SW6, SW7</text:p>
          </table:table-cell>
          <table:table-cell office:value-type="string" calcext:value-type="string">
            <text:p>Tact switch, SMT, 4.2mm x 3.2mm, 400 gf</text:p>
          </table:table-cell>
          <table:table-cell office:value-type="string" calcext:value-type="string">
            <text:p>C and K</text:p>
          </table:table-cell>
          <table:table-cell office:value-type="string" calcext:value-type="string">
            <text:p>PTS810 SJG 250 SMTR LF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0504CT-N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2585" calcext:value-type="float">
            <text:p>0.2585</text:p>
          </table:table-cell>
          <table:table-cell office:value-type="float" office:value="0.2068" calcext:value-type="float">
            <text:p>0.2068</text:p>
          </table:table-cell>
          <table:table-cell/>
          <table:table-cell office:value-type="string" calcext:value-type="string">
            <text:p>SMT</text:p>
          </table:table-cell>
          <table:table-cell table:formula="of:=[.J20]*[.A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10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uild Total</text:p>
          </table:table-cell>
          <table:table-cell table:number-columns-repeated="1023"/>
        </table:table-row>
        <table:table-row table:style-name="ro1">
          <table:table-cell table:style-name="ce2" table:formula="of:=SUM([.O2:.O20])" office:value-type="currency" office:currency="USD" office:value="5.0956" calcext:value-type="currency">
            <text:p>$5.10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1-25T23:37:44.414000000</dc:date>
    <meta:editing-duration>PT20M55S</meta:editing-duration>
    <meta:editing-cycles>6</meta:editing-cycles>
    <meta:generator>LibreOffice/6.3.3.2$Windows_X86_64 LibreOffice_project/a64200df03143b798afd1ec74a12ab50359878ed</meta:generator>
    <meta:document-statistic meta:table-count="1" meta:cell-count="268" meta:object-count="0"/>
  </office:meta>
</office:document-meta>
</file>